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>
    <style:style style:name="T1" style:family="text">
      <style:text-properties officeooo:rsid="0011817e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Тема: Цели, задачи и методы исследования программного кода</text:p>
      <text:p text:style-name="Standard">Формат: Индивидуальный проект</text:p>
      <text:p text:style-name="Standard">Цель: Глубже осмыслить аспекты, связанные с целями, задачами и методами исследования программного кода.</text:p>
      <text:p text:style-name="Standard"/>
      <text:p text:style-name="Standard"/>
      <text:p text:style-name="Standard"><text:span text:style-name="T2"><text:s/>1.</text:span> Основные цели анализа программного кода включают улучшение качества кода, выявление ошибок, оптимизацию производительности и обеспечение безопасности.</text:p>
      <text:p text:style-name="Standard"><text:span text:style-name="T2">2.</text:span> Исследование программного кода важно для выявления потенциальных уязвимостей, улучшения читаемости и поддерживаемости, а также для соответствия стандартам кодирования.</text:p>
      <text:p text:style-name="Standard"><text:span text:style-name="T2">3</text:span>. Результаты исследования кода могут включать в себя улучшение процессов тестирования, снижение количества ошибок и повышение эффективности разработки.</text:p>
      <text:p text:style-name="Standard"><text:span text:style-name="T2">4.</text:span> Исследование кода помогает улучшить качество программного обеспечения благодаря выявлению и исправлению ошибок, оптимизации алгоритмов и повышению его читаемости.</text:p>
      <text:p text:style-name="Standard"><text:span text:style-name="T2">5.</text:span> Долгосрочные цели анализа кода могут включать создание устойчивой архитектуры программного обеспечения, минимизацию технического долга и снижение затрат на поддержку.</text:p>
      <text:p text:style-name="Standard"><text:span text:style-name="T2">6. </text:span>Статический анализ программного кода решает задачи выявления синтаксических ошибок, проверку соответствия стандартам кодирования и оценку качества кода.</text:p>
      <text:p text:style-name="Standard"><text:span text:style-name="T2">7.</text:span> Динамический анализ программного обеспечения фокусируется на обнаружении ошибок во время выполнения, профилировании производительности и анализе взаимодействия компонентов.</text:p>
      <text:p text:style-name="Standard"><text:span text:style-name="T2">8.</text:span> Задачи рефакторинга кода направлены на улучшение структуры без изменения функциональности, в то время как тестирование проверяет работу системы на корректность.</text:p>
      <text:p text:style-name="Standard"><text:span text:style-name="T2">9.</text:span> При исследовании кодирования следует учитывать такие аспекты, как комментарии, типы данных, использование шаблонов проектирования и структурированность кода.</text:p>
      <text:p text:style-name="Standard"><text:span text:style-name="T2">10.</text:span> Для анализа производительности кода можно использовать профилировщики, которые выявляют узкие места и помогают оптимизировать время работы и расход ресурсов.</text:p>
      <text:p text:style-name="Standard"><text:span text:style-name="T2">11. </text:span>Методы статического анализа программного кода включают анализ по правилам, контроль стиля, анализ на предмет уязвимостей и использование линтеров.</text:p>
      <text:p text:style-name="Standard"><text:span text:style-name="T2">12.</text:span> Тестирование в исследовании программного обеспечения играет роль в верификации и валидации, обеспечивая, чтобы программа работала как задумано.</text:p>
      <text:p text:style-name="Standard"><text:span text:style-name="T2">13.</text:span> Для динамического анализа программного кода используют инструменты мониторинга, трассировки и профилирования, такие как JProfiler, Valgrind.</text:p>
      <text:p text:style-name="Standard"><text:span text:style-name="T2">14. </text:span>Метод код-ревью позволяет выявить недостатки в коде, улучшить его качество и способствует обучению разработчиков.</text:p>
      <text:p text:style-name="Standard"><text:span text:style-name="T2">15.</text:span> Автоматизированные инструменты анализа кода позволяют быстро и эффективно выполнять анализ, снижают вероятность человеческих ошибок и обеспечивают последовательность.</text:p>
      <text:p text:style-name="Standard"><text:span text:style-name="T2">16.</text:span> При исследовании программного кода могут возникнуть проблемы, такие как недостаток документации, сложность кода и технический долг.</text:p>
      <text:p text:style-name="Standard"><text:span text:style-name="T2">17.</text:span> Справляться с техническим долгом можно путем регулярного рефакторинга, улучшения документации и повышения качества кода.</text:p>
      <text:p text:style-name="Standard"><text:span text:style-name="T2">18.</text:span> Трудности при интерпретации результатов анализа могут возникнуть из-за неоднозначности метрик и трудностей в их применении к реальным задачам.</text:p>
      <text:p text:style-name="Standard"><text:span text:style-name="T2">19.</text:span> Для обеспечения безопасности исследований программного кода следует внедрять практики безопасного кодирования и регулярно проводить аудит безопасности.</text:p>
      <text:p text:style-name="Standard"><text:span text:style-name="T2">20.</text:span> Учет метрик кода важен для оценки качества, выявления тенденций и информирования команд о состоянии проекта.</text:p>
      <text:p text:style-name="Standard"><text:soft-page-break/><text:span text:style-name="T2">21.</text:span> Для составления стратегии исследования программного кода можно определить ключевые метрики, организовать регулярные проверки и использовать инструменты анализа.</text:p>
      <text:p text:style-name="Standard"><text:span text:style-name="T2">22. </text:span>Наиболее полезные метрики кода включают покрытие тестами, количество ошибок, сложность и количество строк кода.</text:p>
      <text:p text:style-name="Standard"><text:span text:style-name="T2">23. </text:span>В Agile-методологиях анализ кода следует проводить регулярно, интегрируя его в спринты и активно взаимодействуя с командой по тестированию.</text:p>
      <text:p text:style-name="Standard"><text:span text:style-name="T2">24.</text:span> Учитывать пользовательский опыт в исследовании программного кода можно через обратную связь, тестирование на реальных пользователях и анализ юзабилити.</text:p>
      <text:p text:style-name="Standard"><text:span text:style-name="T2">25.</text:span> Для эффективного исследования программного кода необходимы навыки программирования, знание методологий разработки и опыт работы с инструментами анализа.</text:p>
      <text:p text:style-name="Standard">Примеры успешного анализа программного кода могут включать проекты с повышенной эффективностью после рефакторинга, улучшение безопасности путем выявления уязвимостей.</text:p>
      <text:p text:style-name="Standard"><text:span text:style-name="T2">27</text:span>. Анализ программного кода может значительно повысить устойчивость продукта к ошибкам, улучшая качество и сокращая время выхода на рынок.</text:p>
      <text:p text:style-name="Standard"><text:span text:style-name="T2">28. </text:span>Метод анализа кода стоит применять к унаследованному ПО для выявления проблем с совместимостью, улучшения документирования и повышения качества кода.</text:p>
      <text:p text:style-name="Standard"><text:span text:style-name="T2">29.</text:span> Применение машинного обучения может улучшить анализ кода, позволяя автоматически выявлять паттерны и аномалии, а также улучшать предсказания о возможных уязвимостях.</text:p>
      <text:p text:style-name="Standard"><text:span text:style-name="T2">30.</text:span> Тенденции в исследовании программного кода включают использование автоматизации, интеграцию с CI/CD, акцент на анализ производительности и применение механизмов машинного обучения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0:25:03.157937229</meta:creation-date>
    <dc:date>2025-06-03T10:31:57.741856935</dc:date>
    <meta:editing-duration>PT6M55S</meta:editing-duration>
    <meta:editing-cycles>1</meta:editing-cycles>
    <meta:generator>LibreOffice/7.6.4.1$Linux_X86_64 LibreOffice_project/60$Build-1</meta:generator>
    <meta:document-statistic meta:table-count="0" meta:image-count="0" meta:object-count="0" meta:page-count="2" meta:paragraph-count="33" meta:word-count="570" meta:character-count="4760" meta:non-whitespace-character-count="4220"/>
  </office:meta>
</office:document-meta>
</file>